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43B94554F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26cm" fo:margin-left="3.847cm" fo:margin-right="2.926cm" table:align="margins" style:writing-mode="lr-tb"/>
    </style:style>
    <style:style style:name="Tabla1.A" style:family="table-column">
      <style:table-column-properties style:column-width="16.926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P2" style:family="paragraph" style:parent-style-name="Header">
      <style:paragraph-properties style:snap-to-layout-grid="false"/>
      <style:text-properties fo:font-size="11.5pt" fo:font-style="normal" fo:font-weight="normal" style:font-size-asian="11.5pt" style:font-style-asian="normal" style:font-weight-asian="normal" style:font-size-complex="11.5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1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name-asian="Arial1" style:font-size-asian="11pt" style:font-name-complex="Arial1" style:font-weight-complex="bold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1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1" style:font-weight-complex="bold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weight-complex="bold"/>
    </style:style>
    <style:style style:name="P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2pt" style:font-size-asian="12pt" style:font-name-complex="Arial1"/>
    </style:style>
    <style:style style:name="P10" style:family="paragraph" style:parent-style-name="Apartado1">
      <style:paragraph-properties fo:margin-left="0.635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 style:font-size-complex="10pt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 fo:break-before="page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1" style:font-weight-complex="bold"/>
    </style:style>
    <style:style style:name="P12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weight-complex="bold"/>
    </style:style>
    <style:style style:name="P13" style:family="paragraph" style:parent-style-name="Standard">
      <style:paragraph-properties fo:margin-left="1.251cm" fo:margin-right="0cm" fo:text-align="justify" style:justify-single-word="false" fo:text-indent="-0.616cm" style:auto-text-indent="false"/>
      <style:text-properties style:font-name="Arial1" fo:font-size="12pt" style:font-size-asian="12pt" style:font-name-complex="Arial1"/>
    </style:style>
    <style:style style:name="P14" style:family="paragraph" style:parent-style-name="Standard">
      <style:paragraph-properties fo:margin-left="1.251cm" fo:margin-right="0cm" fo:text-align="justify" style:justify-single-word="false" fo:text-indent="-0.616cm" style:auto-text-indent="false"/>
      <style:text-properties style:font-name="Arial1" fo:font-size="12pt" fo:font-weight="normal" style:font-size-asian="12pt" style:font-weight-asian="normal" style:font-name-complex="Arial1" style:font-weight-complex="normal"/>
    </style:style>
    <style:style style:name="P15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language="es" fo:country="ES"/>
    </style:style>
    <style:style style:name="P16" style:family="paragraph" style:parent-style-name="Apartado1">
      <style:paragraph-properties fo:margin-left="0cm" fo:margin-right="0cm" fo:margin-top="0cm" fo:margin-bottom="0cm" style:contextual-spacing="false" fo:text-indent="0.635cm" style:auto-text-indent="false"/>
      <style:text-properties fo:font-size="12pt" fo:font-weight="bold" style:font-size-asian="12pt" style:font-weight-asian="bold" style:font-size-complex="10pt"/>
    </style:style>
    <style:style style:name="P17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Arial1" fo:font-size="12pt" fo:language="ca" fo:country="ES" style:font-size-asian="12pt" style:font-name-complex="Arial1"/>
    </style:style>
    <style:style style:name="P18" style:family="paragraph" style:parent-style-name="Standard" style:master-page-name="Standard">
      <style:paragraph-properties fo:margin-left="0.635cm" fo:margin-right="0cm" fo:text-align="justify" style:justify-single-word="false" fo:text-indent="0cm" style:auto-text-indent="false" style:page-number="auto"/>
      <style:text-properties style:font-name="Arial1" fo:font-size="11pt" fo:font-weight="bold" style:font-size-asian="11pt" style:font-weight-asian="bold" style:font-name-complex="Arial1" style:font-weight-complex="bold"/>
    </style:style>
    <style:style style:name="P19" style:family="paragraph" style:parent-style-name="Standard" style:list-style-name="WW8Num19">
      <style:paragraph-properties fo:text-align="justify" style:justify-single-word="false"/>
      <style:text-properties style:font-name="Arial1" fo:font-size="11pt" style:font-size-asian="11pt" style:font-name-complex="Arial1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1" fo:font-size="11pt" style:font-size-asian="11pt" style:font-name-complex="Arial1" style:font-weight-complex="bold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Arial1" fo:font-size="12pt" fo:language="ca" fo:country="ES" style:font-size-asian="12pt" style:font-name-complex="Arial1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Arial1" fo:font-size="12pt" style:font-size-asian="12pt" style:font-name-complex="Arial1"/>
    </style:style>
    <style:style style:name="P23" style:family="paragraph" style:parent-style-name="Standard" style:list-style-name="WW8Num25">
      <style:paragraph-properties fo:text-align="justify" style:justify-single-word="false"/>
      <style:text-properties style:font-name="Arial1" fo:font-size="12pt" style:font-size-asian="12pt" style:font-name-complex="Arial1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Arial1" fo:font-size="12pt" fo:language="es" fo:country="ES" style:font-size-asian="12pt" style:font-name-complex="Arial1" style:font-size-complex="10pt"/>
    </style:style>
    <style:style style:name="P25" style:family="paragraph" style:parent-style-name="Standard" style:list-style-name="WW8Num25">
      <style:paragraph-properties fo:text-align="justify" style:justify-single-word="false"/>
      <style:text-properties style:font-name="Arial1" style:font-name-complex="Arial1"/>
    </style:style>
    <style:style style:name="P26" style:family="paragraph" style:parent-style-name="Standard" style:list-style-name="L2">
      <style:paragraph-properties fo:text-align="justify" style:justify-single-word="false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2pt" fo:language="ca" fo:country="ES" style:font-size-asian="12pt"/>
    </style:style>
    <style:style style:name="P28" style:family="paragraph" style:parent-style-name="Apartado1" style:list-style-name="WW8Num38">
      <style:paragraph-properties fo:margin-top="0cm" fo:margin-bottom="0cm" style:contextual-spacing="false"/>
      <style:text-properties fo:font-size="12pt" fo:font-weight="bold" style:font-size-asian="12pt" style:font-weight-asian="bold" style:font-size-complex="10pt"/>
    </style:style>
    <style:style style:name="P29" style:family="paragraph" style:parent-style-name="Text_20_body" style:list-style-name="L2">
      <style:paragraph-properties fo:text-align="justify" style:justify-single-word="false" fo:orphans="2" fo:widows="2" style:writing-mode="lr-tb"/>
      <style:text-properties style:use-window-font-color="true" style:font-name="Arial" fo:font-size="11pt" fo:language="es" fo:country="ES" style:font-name-asian="Times New Roman" style:font-size-asian="12pt" style:font-name-complex="Arial1" style:font-size-complex="10pt" style:language-complex="ar" style:country-complex="SA"/>
    </style:style>
    <style:style style:name="P30" style:family="paragraph" style:parent-style-name="Text_20_body" style:list-style-name="L2">
      <style:paragraph-properties fo:text-align="justify" style:justify-single-word="false" fo:orphans="2" fo:widows="2" style:writing-mode="lr-tb"/>
      <style:text-properties style:use-window-font-color="true" style:font-name="Arial" fo:font-size="12pt" fo:language="es" fo:country="ES" style:font-name-asian="Times New Roman" style:font-size-asian="12pt" style:font-name-complex="Arial1" style:font-size-complex="12pt" style:language-complex="ar" style:country-complex="SA"/>
    </style:style>
    <style:style style:name="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T2" style:family="text">
      <style:text-properties style:font-name-asian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Arial1" style:font-name-complex="Arial1"/>
    </style:style>
    <style:style style:name="T8" style:family="text">
      <style:text-properties style:font-name="Arial1" fo:font-size="12pt" style:font-size-asian="12pt" style:font-name-complex="Arial1"/>
    </style:style>
    <style:style style:name="T9" style:family="text">
      <style:text-properties style:font-name="Arial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1" style:font-style-complex="italic" style:font-weight-complex="normal"/>
    </style:style>
    <style:style style:name="T10" style:family="text">
      <style:text-properties style:font-name="Wingdings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font-weight="bold" style:font-size-asian="12pt" style:font-weight-asian="bold" style:font-weight-complex="bold"/>
    </style:style>
    <style:style style:name="T13" style:family="text">
      <style:text-properties fo:font-size="12pt" fo:font-style="italic" style:text-underline-style="solid" style:text-underline-width="auto" style:text-underline-color="font-color" style:font-style-asian="italic" style:font-size-complex="12pt" style:font-style-complex="italic"/>
    </style:style>
    <style:style style:name="T14" style:family="text">
      <style:text-properties fo:font-size="12pt" style:font-size-complex="12pt"/>
    </style:style>
    <style:style style:name="T15" style:family="text">
      <style:text-properties fo:language="es" fo:country="ES" style:font-size-complex="10pt"/>
    </style:style>
    <style:style style:name="T16" style:family="text">
      <style:text-properties fo:language="es" fo:country="ES" style:text-underline-style="solid" style:text-underline-width="auto" style:text-underline-color="font-color" fo:font-weight="bold" style:font-weight-asian="bold" style:font-size-complex="10pt" style:font-weight-complex="bold"/>
    </style:style>
    <style:style style:name="T17" style:family="text">
      <style:text-properties fo:language="es" fo:country="ES" fo:font-weight="bold" style:font-weight-asian="bold" style:font-size-complex="10pt" style:font-weight-complex="bold"/>
    </style:style>
    <style:style style:name="T18" style:family="text">
      <style:text-properties fo:language="es" fo:country="ES" fo:font-style="italic" style:text-underline-style="solid" style:text-underline-width="auto" style:text-underline-color="font-color" style:font-style-asian="italic" style:font-size-complex="10pt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><text:bookmark-start text:name="OLE_LINK3"/><text:bookmark-start text:name="OLE_LINK4"/>Condiciones de entrega y de evaluación.</text:p>
      <text:p text:style-name="P6"/>
      <text:p text:style-name="P3">Entrega:</text:p>
      <text:p text:style-name="P7"/>
      <text:p text:style-name="P8">Práctica individual con apuntes.</text:p>
      <text:p text:style-name="P8">Entrega en un solo documento comprimido en el Moodle del curso, en la sesión de práctica (2h), con el formato de nombre:</text:p>
      <text:p text:style-name="P8"/>
      <text:list xml:id="list3597373991255638826" text:style-name="WW8Num19">
        <text:list-item>
          <text:p text:style-name="P19">COGNOM1_COGNOM2_NOM.RAR</text:p>
        </text:list-item>
      </text:list>
      <text:p text:style-name="P12"/>
      <text:list xml:id="list5006371023381849936" text:style-name="L1">
        <text:list-item>
          <text:list>
            <text:list-item>
              <text:p text:style-name="P20">El documento RAR contendrá los 4 archivos de codificación. Ejercicio1.doc , Ejercicio2.c, etc..</text:p>
            </text:list-item>
          </text:list>
        </text:list-item>
      </text:list>
      <text:p text:style-name="P5"><text:s text:c="6"/></text:p>
      <text:p text:style-name="P4"><text:span text:style-name="T2"><text:s text:c="6"/></text:span>No se aceptarán entregas fuera de plazo.</text:p>
      <text:p text:style-name="P3"/>
      <text:p text:style-name="P3">Criterios de Evaluación:</text:p>
      <text:p text:style-name="P6"/>
      <text:list xml:id="list105354383179231" text:continue-numbering="true" text:style-name="L1">
        <text:list-item>
          <text:p text:style-name="P20">Imprescindible para puntuación que el programa compile y no genere ningún error, en caso contrario se considera un 0.</text:p>
        </text:list-item>
      </text:list>
      <text:p text:style-name="P8"/>
      <text:list xml:id="list105354383161527" text:continue-numbering="true" text:style-name="L1">
        <text:list-item>
          <text:p text:style-name="P20">Se valorarán únicamente los apartados que realicen la función exacta que solicita el enunciado.</text:p>
        </text:list-item>
      </text:list>
      <text:p text:style-name="P8"/>
      <text:list xml:id="list105354383171003" text:continue-numbering="true" text:style-name="L1">
        <text:list-item>
          <text:p text:style-name="P20">Se valorará NEGATIVAMENTE el uso innecesario de variables y estructuras de control (Optimizar código).</text:p>
        </text:list-item>
      </text:list>
      <text:p text:style-name="P4"/>
      <text:list xml:id="list105354383180792" text:continue-numbering="true" text:style-name="L1">
        <text:list-item>
          <text:p text:style-name="P20">Las expresiones algorítmicas en las estructuras de control tienen un peso fundamental en la puntuación de la práctica. Revisad que el uso de <text:span text:style-name="T3">&lt; &gt; != &amp;&amp; || </text:span>sea correcto<text:bookmark-end text:name="OLE_LINK3"/><text:bookmark-end text:name="OLE_LINK4"/></text:p>
        </text:list-item>
      </text:list>
      <text:p text:style-name="P11">REALIZAR EL PSEUDOCÓDIGO DEL <text:s/>SIGUIENTE ALGORITMO:</text:p>
      <text:p text:style-name="P9"/>
      <text:list xml:id="list8375304761674131144" text:style-name="L2">
        <text:list-item>
          <text:p text:style-name="P29"><text:span text:style-name="T19">(</text:span><text:span text:style-name="T13">1p)</text:span><text:span text:style-name="T14">Elaborar un programa que realice la conversión de cm. a pulgadas. Donde 1cm = 0.39737 pulgadas.</text:span></text:p>
        </text:list-item>
        <text:list-item>
          <text:p text:style-name="P30"><text:span text:style-name="T5">(1p)</text:span>Obtener la edad de una persona en meses, si se introduce su edad en años y meses. Ejemplo: Introducimos 3 años 4 meses debe mostrar: 40 meses. </text:p>
        </text:list-item>
        <text:list-item>
          <text:p text:style-name="P26"><text:span text:style-name="T8">(</text:span><text:span text:style-name="T9">4p)</text:span><text:span text:style-name="T8">Los alumnos <text:s/>de 1º de DAWBIO realizaran un viaje a Port Aventura <text:s/>a final de curso, el precio de la entrada general es de 45€. Al grupo se le aplicará un descuento dependiendo del número de alumnos :</text:span></text:p>
        </text:list-item>
      </text:list>
      <text:list xml:id="list7589052218571387017" text:style-name="L3">
        <text:list-item>
          <text:p text:style-name="P27"><text:span text:style-name="T7">Si alumnos &gt; 50 </text:span><text:span text:style-name="T10"></text:span><text:span text:style-name="T7"><text:tab/><text:tab/><text:tab/><text:tab/>30%</text:span></text:p>
        </text:list-item>
        <text:list-item>
          <text:p text:style-name="P27"><text:span text:style-name="T7">Si alumnos entre 20 <text:s/>y 50 </text:span><text:span text:style-name="T10"></text:span><text:span text:style-name="T7"> <text:tab/> <text:s text:c="10"/>20%</text:span></text:p>
        </text:list-item>
        <text:list-item>
          <text:p text:style-name="P27"><text:span text:style-name="T7">Si alumnos entre 10 y 20 € </text:span><text:span text:style-name="T10"></text:span><text:span text:style-name="T7"><text:tab/> <text:s text:c="10"/>10%</text:span></text:p>
        </text:list-item>
        <text:list-item>
          <text:p text:style-name="P27"><text:span text:style-name="T7">Si alumnos es &lt; <text:s/>10 € </text:span><text:span text:style-name="T10"></text:span><text:span text:style-name="T7"><text:tab/><text:tab/><text:tab/> <text:s/>0%</text:span></text:p>
        </text:list-item>
        <text:list-item>
          <text:p text:style-name="P21">Profesor de programación <text:tab/> <text:s text:c="7"/>entrada libre.</text:p>
        </text:list-item>
      </text:list>
      <text:p text:style-name="P17"/>
      <text:p text:style-name="P13">Se realizará un descuento adicional del 15% a los alumnos menores de 18 años la cantidad de alumnos menores del grupo se ha de indicar para obtener el precio final.</text:p>
      <text:p text:style-name="P14"/>
      <text:p text:style-name="P14">El programa mostrará el importe total a pagar para los mayores de edad y el importe a pagar para los menores de edad y el importe total del grupo.</text:p>
      <text:p text:style-name="P13"/>
      <text:p text:style-name="P9"><text:span text:style-name="T4">NOTA: </text:span>Se debe resolver con la estructura If anidado(no se puede usar switch)</text:p>
      <text:p text:style-name="P9"/>
      <text:list xml:id="list105354398167380" text:continue-list="list8375304761674131144" text:style-name="L2">
        <text:list-item>
          <text:p text:style-name="P22"><text:span text:style-name="T18">(4p)</text:span><text:span text:style-name="T15"> Programa que lee dos caracteres por teclado (L1,L2). Una vez introducidos se comprobará si los caracteres son válidos [de la </text:span><text:span text:style-name="T16">a</text:span><text:span text:style-name="T15"> – a la </text:span><text:span text:style-name="T16">z</text:span><text:span text:style-name="T15">] (recordar que </text:span><text:span text:style-name="T16">a</text:span><text:span text:style-name="T15"> en ASCII es 97), si son válidos muestra el siguiente menú en pantalla (</text:span><text:span text:style-name="T17">1.5p)</text:span><text:span text:style-name="T15">:</text:span></text:p>
          <text:p text:style-name="P24"/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>MENÚ DE OPCIONES</text:p>
            <text:p text:style-name="P16"/>
            <text:list xml:id="list3089507550223353121" text:style-name="WW8Num38">
              <text:list-item>
                <text:p text:style-name="P28">Mostrar dirección y <text:s/>tamaño </text:p>
              </text:list-item>
              <text:list-item>
                <text:p text:style-name="P28">Mostrar letras codificadas</text:p>
                <text:p text:style-name="P28"/>
              </text:list-item>
            </text:list>
            <text:p text:style-name="P10"><text:s text:c="4"/>Pulse una opción: _</text:p>
          </table:table-cell>
        </table:table-row>
      </table:table>
      <text:p text:style-name="P15"><text:soft-page-break/></text:p>
      <text:list xml:id="list3120004679818976910" text:style-name="WW8Num25">
        <text:list-item>
          <text:p text:style-name="P23">Si la opción es la 1 mostrará un mensaje en pantalla indicando la dirección de memoria de las variables y su tamaño en BYTES <text:s/>en memoria <text:span text:style-name="T4">(1p)</text:span></text:p>
        </text:list-item>
        <text:list-item>
          <text:p text:style-name="P23">Si la opción es la 2 mostrará un mensaje en pantalla indicando el contenido de las <text:s/>variables codificadas , la codificación convierte cada letra leída en una letra del abecedario 3 posiciones anteriores(ej: <text:span text:style-name="T6">d</text:span> se codifica en <text:span text:style-name="T6">a</text:span> , <text:span text:style-name="T6">c</text:span> se codifica en <text:span text:style-name="T6">z</text:span>. Jdwr ---&gt; gato <text:span text:style-name="T4">(1p)</text:span></text:p>
          <text:p text:style-name="P23"/>
          <text:p text:style-name="P25"><text:span text:style-name="T12">NOTA:</text:span><text:span text:style-name="T11"> El menú se debe resolver con la estructura switch (no se puede usar if),se ha de contemplar cualquier otra pulsación no válida en el menú e informar al usuario.Debe mostrarse un mensaje de despedida en cualquier caso.</text:span><text:span text:style-name="T12">(0,5p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 style:font-size-complex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.212cm" style:contextual-spacing="false" fo:text-indent="1cm" style:auto-text-indent="false"/>
      <style:text-properties fo:font-size="11pt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Courier New" fo:font-family="'Courier New'" style:font-family-generic="modern" fo:language="ca" fo:country="ES" style:font-name-complex="Courier New" style:font-family-complex="'Courier New'" style:font-family-generic-complex="moder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fo:font-size="11pt" style:font-size-asian="11pt"/>
    </style:style>
    <style:style style:name="WW8Num21z0" style:family="text">
      <style:text-properties fo:font-size="11pt" style:font-size-asian="11pt"/>
    </style:style>
    <style:style style:name="Fuente_20_de_20_párrafo_20_predeter." style:display-name="Fuente de párrafo predeter." style:family="text"/>
    <style:style style:name="Puntuació" style:family="text" style:parent-style-name="Fuente_20_de_20_párrafo_20_predeter.">
      <style:text-properties fo:font-size="12pt" fo:letter-spacing="-0.005cm" fo:language="ca" fo:country="ES" fo:font-style="italic" fo:font-weight="bold" style:font-size-asian="12pt" style:font-style-asian="italic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2.518cm" fo:margin-left="2.492cm" table:align="left" style:writing-mode="lr-tb"/>
    </style:style>
    <style:style style:name="Tabla2.A" style:family="table-column">
      <style:table-column-properties style:column-width="8.001cm"/>
    </style:style>
    <style:style style:name="Tabla2.B" style:family="table-column">
      <style:table-column-properties style:column-width="4.517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3" style:family="table-row">
      <style:table-row-properties fo:keep-together="auto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ffffff" fo:border-bottom="0.5pt solid #000000" style:writing-mode="lr-tb"/>
    </style:style>
    <style:style style:name="MP1" style:family="paragraph" style:parent-style-name="Header">
      <style:paragraph-properties style:snap-to-layout-grid="false"/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P2" style:family="paragraph" style:parent-style-name="Header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T2" style:family="text"/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829cm" fo:margin-bottom="0.476cm" fo:margin-left="0.829cm" fo:margin-right="0.829cm" fo:border="0.51pt solid #000000" fo:padding-top="0.423cm" fo:padding-bottom="1.154cm" fo:padding-left="2.154cm" fo:padding-right="2.1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51pt solid #000000" fo:padding-top="1.154cm" fo:padding-bottom="1.154cm" fo:padding-left="2.154cm" fo:padding-right="2.1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Header"><draw:frame draw:style-name="Mfr1" draw:name="gráficos1" text:anchor-type="char" svg:x="-2.942cm" svg:y="0.307cm" svg:width="2.646cm" svg:height="1.773cm" draw:z-index="2"><draw:image xlink:href="Pictures/100000000000006400000043B94554F6.jpg" xlink:type="simple" xlink:show="embed" xlink:actuate="onLoad"/></draw:frame><text:span text:style-name="Puntuació"><text:span text:style-name="MT1">Mòdul 3 Programació Bàsica</text:span></text:span></text:p>
            </table:table-cell>
            <table:table-cell table:style-name="Tabla2.B1" table:number-rows-spanned="2" office:value-type="string">
              <text:p text:style-name="Header"><text:span text:style-name="Puntuació"><text:span text:style-name="MT1">Nota:</text:span></text:span></text:p>
            </table:table-cell>
          </table:table-row>
          <table:table-row table:style-name="Tabla2.1">
            <table:table-cell table:style-name="Tabla2.A1" office:value-type="string">
              <text:p text:style-name="Header"><text:span text:style-name="Puntuació"><text:span text:style-name="MT1">Curs: DAWBIO1</text:span></text:span></text:p>
            </table:table-cell>
            <table:covered-table-cell/>
          </table:table-row>
          <table:table-row table:style-name="Tabla2.3">
            <table:table-cell table:style-name="Tabla2.A1" office:value-type="string">
              <text:p text:style-name="Header"><text:span text:style-name="Puntuació"><text:span text:style-name="MT1">UF1-NF1 Pràctica 1 estructures alternatives (7%)</text:span></text:span></text:p>
            </table:table-cell>
            <table:table-cell table:style-name="Tabla2.B3" office:value-type="string">
              <text:p text:style-name="MP1"><text:span text:style-name="Puntuació"/></text:p>
            </table:table-cell>
          </table:table-row>
          <table:table-row table:style-name="Tabla2.3">
            <table:table-cell table:style-name="Tabla2.A1" office:value-type="string">
              <text:p text:style-name="MP2"><text:span text:style-name="Puntuació">Professor: <text:s/>Ramon Murillo </text:span></text:p>
            </table:table-cell>
            <table:table-cell table:style-name="Tabla2.B1" office:value-type="string">
              <text:p text:style-name="Header"><text:span text:style-name="Puntuació"><text:span text:style-name="MT1">Data: 13/10/2015</text:span></text:span></text:p>
            </table:table-cell>
          </table:table-row>
        </table:table>
        <text:p text:style-name="Header"><text:span text:style-name="Puntuació"/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OL 2/2 1ª EVALUACIÓN</dc:title>
    <meta:initial-creator>Rafa</meta:initial-creator>
    <meta:creation-date>2009-10-22T09:43:00</meta:creation-date>
    <dc:date>2015-10-12T22:12:14.81</dc:date>
    <meta:print-date>2006-10-31T16:54:00</meta:print-date>
    <meta:editing-cycles>25</meta:editing-cycles>
    <meta:editing-duration>PT4H14M19S</meta:editing-duration>
    <meta:generator>LibreOffice/4.2.5.2$Windows_x86 LibreOffice_project/61cb170a04bb1f12e77c884eab9192be736ec5f5</meta:generator>
    <meta:document-statistic meta:table-count="2" meta:image-count="1" meta:object-count="0" meta:page-count="3" meta:paragraph-count="39" meta:word-count="536" meta:character-count="3072" meta:non-whitespace-character-count="2526"/>
    <meta:user-defined meta:name="Información 1"/>
    <meta:user-defined meta:name="Información 2"/>
    <meta:user-defined meta:name="Información 3"/>
    <meta:user-defined meta:name="Información 4"/>
  </office:meta>
</office:document-meta>
</file>